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svg:stroke-width="0.003cm" svg:stroke-color="#ecece7" draw:fill="none" draw:fill-color="#ffffff" fo:padding-top="-0.048cm" fo:padding-bottom="-0.048cm" fo:padding-left="-0.048cm" fo:padding-right="-0.048cm"/>
    </style:style>
    <style:style style:name="gr5" style:family="graphic" style:parent-style-name="standard">
      <style:graphic-properties draw:stroke="none" svg:stroke-width="0.003cm" draw:fill-color="#7a7a5a"/>
    </style:style>
    <style:style style:name="gr6" style:family="graphic" style:parent-style-name="standard">
      <style:graphic-properties svg:stroke-width="0.003cm" svg:stroke-color="#000000" draw:fill="none" draw:fill-color="#ffffff" fo:padding-top="-0.048cm" fo:padding-bottom="-0.048cm" fo:padding-left="-0.048cm" fo:padding-right="-0.048cm"/>
    </style:style>
    <style:style style:name="gr7" style:family="graphic" style:parent-style-name="standard">
      <style:graphic-properties svg:stroke-width="0.003cm" svg:stroke-color="#494936" draw:fill="none" draw:fill-color="#ffffff" fo:padding-top="-0.048cm" fo:padding-bottom="-0.048cm" fo:padding-left="-0.048cm" fo:padding-right="-0.048cm"/>
    </style:style>
  </office:automatic-styles>
  <office:body>
    <office:drawing>
      <draw:page draw:name="page1" draw:style-name="dp1" draw:master-page-name="Default">
        <draw:g>
          <draw:glue-point draw:id="4" svg:x="-4.397cm" svg:y="-5cm"/>
          <draw:glue-point draw:id="5" svg:x="5cm" svg:y="-5cm"/>
          <draw:glue-point draw:id="6" svg:x="0.302cm" svg:y="-5cm"/>
          <draw:glue-point draw:id="7" svg:x="-5cm" svg:y="5cm"/>
          <draw:glue-point draw:id="8" svg:x="4.397cm" svg:y="5cm"/>
          <draw:glue-point draw:id="9" svg:x="-0.302cm" svg:y="5cm"/>
          <draw:glue-point draw:id="10" svg:x="-5cm" svg:y="0.372cm"/>
          <draw:glue-point draw:id="11" svg:x="5cm" svg:y="4.254cm"/>
          <draw:glue-point draw:id="12" svg:x="5cm" svg:y="-0.372cm"/>
          <draw:glue-point draw:id="13" svg:x="0.556cm" svg:y="0.473cm"/>
          <draw:polygon draw:style-name="gr1" draw:layer="layout" svg:width="2.336cm" svg:height="1.851cm" svg:x="0cm" svg:y="0.149cm" svg:viewBox="0 0 2337 1852" draw:points="0,0 0,1852 2337,1852 2337,0">
            <text:p/>
          </draw:polygon>
          <draw:polygon draw:style-name="gr2" draw:layer="layout" svg:width="2.336cm" svg:height="1.851cm" svg:x="0cm" svg:y="0.149cm" svg:viewBox="0 0 2337 1852" draw:points="0,0 0,1852 2337,1852 2337,0">
            <text:p/>
          </draw:polygon>
          <draw:polygon draw:style-name="gr3" draw:layer="layout" svg:width="2.485cm" svg:height="0.149cm" svg:x="0cm" svg:y="0cm" svg:viewBox="0 0 2486 150" draw:points="0,150 149,0 2486,0 2336,150">
            <text:p/>
          </draw:polygon>
          <draw:polygon draw:style-name="gr2" draw:layer="layout" svg:width="2.485cm" svg:height="0.149cm" svg:x="0cm" svg:y="0cm" svg:viewBox="0 0 2486 150" draw:points="0,150 149,0 2486,0 2336,150">
            <text:p/>
          </draw:polygon>
          <draw:polygon draw:style-name="gr4" draw:layer="layout" svg:width="1.27cm" svg:height="1.567cm" svg:x="0.15cm" svg:y="0.311cm" svg:viewBox="0 0 1271 1568" draw:points="0,0 1271,0 1271,1568 0,1568">
            <text:p/>
          </draw:polygon>
          <draw:polygon draw:style-name="gr5" draw:layer="layout" svg:width="0.15cm" svg:height="2cm" svg:x="2.336cm" svg:y="0cm" svg:viewBox="0 0 151 2001" draw:points="0,2001 151,1851 151,0 0,148">
            <text:p/>
          </draw:polygon>
          <draw:polygon draw:style-name="gr2" draw:layer="layout" svg:width="0.15cm" svg:height="2cm" svg:x="2.336cm" svg:y="0cm" svg:viewBox="0 0 151 2001" draw:points="0,2001 151,1851 151,0 0,148">
            <text:p/>
          </draw:polygon>
          <draw:line draw:style-name="gr4" draw:layer="layout" svg:x1="0.396cm" svg:y1="1.744cm" svg:x2="0.396cm" svg:y2="0.486cm">
            <text:p/>
          </draw:line>
          <draw:line draw:style-name="gr6" draw:layer="layout" svg:x1="0.601cm" svg:y1="1.744cm" svg:x2="0.601cm" svg:y2="0.486cm">
            <text:p/>
          </draw:line>
          <draw:line draw:style-name="gr6" draw:layer="layout" svg:x1="0.805cm" svg:y1="1.744cm" svg:x2="0.805cm" svg:y2="0.486cm">
            <text:p/>
          </draw:line>
          <draw:line draw:style-name="gr6" draw:layer="layout" svg:x1="1.011cm" svg:y1="1.744cm" svg:x2="1.011cm" svg:y2="0.486cm">
            <text:p/>
          </draw:line>
          <draw:line draw:style-name="gr6" draw:layer="layout" svg:x1="1.215cm" svg:y1="1.744cm" svg:x2="1.215cm" svg:y2="0.486cm">
            <text:p/>
          </draw:line>
          <draw:line draw:style-name="gr7" draw:layer="layout" svg:x1="0.369cm" svg:y1="1.716cm" svg:x2="0.369cm" svg:y2="0.459cm">
            <text:p/>
          </draw:line>
          <draw:line draw:style-name="gr6" draw:layer="layout" svg:x1="0.574cm" svg:y1="1.716cm" svg:x2="0.574cm" svg:y2="0.459cm">
            <text:p/>
          </draw:line>
          <draw:line draw:style-name="gr6" draw:layer="layout" svg:x1="0.778cm" svg:y1="1.716cm" svg:x2="0.778cm" svg:y2="0.459cm">
            <text:p/>
          </draw:line>
          <draw:line draw:style-name="gr6" draw:layer="layout" svg:x1="0.983cm" svg:y1="1.716cm" svg:x2="0.983cm" svg:y2="0.459cm">
            <text:p/>
          </draw:line>
          <draw:line draw:style-name="gr6" draw:layer="layout" svg:x1="1.188cm" svg:y1="1.716cm" svg:x2="1.188cm" svg:y2="0.4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ub subdued</dc:title>
    <meta:creation-date>2011-02-07T16:41:41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